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B0000016D230B442EE93AEB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4575in" draw:z-index="0"><draw:image xlink:href="Pictures/10000201000002DB0000016D230B442EE93AEB81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28:47.337321935</meta:creation-date>
    <dc:date>2019-06-18T17:29:27.193900481</dc:date>
    <meta:editing-duration>PT43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